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762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682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095cm" fo:min-width="1.87cm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55cm"/>
    </style:style>
    <style:style style:name="gr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578cm" fo:min-width="7.52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5.4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/>
    </style:style>
    <style:style style:name="P4" style:family="paragraph">
      <loext:graphic-properties draw:fill="none" draw:fill-color="#ffffff"/>
      <style:text-properties style:font-name="DejaVu Math TeX Gyre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5cm" svg:y1="0.5cm" svg:x2="15.7cm" svg:y2="0.5cm">
          <text:p/>
        </draw:line>
        <draw:line draw:style-name="gr1" draw:text-style-name="P1" draw:layer="layout" svg:x1="0.6cm" svg:y1="5.15cm" svg:x2="9.15cm" svg:y2="5.15cm">
          <text:p/>
        </draw:line>
        <draw:line draw:style-name="gr1" draw:text-style-name="P1" draw:layer="layout" svg:x1="2cm" svg:y1="4.21cm" svg:x2="12.4cm" svg:y2="4.21cm">
          <text:p/>
        </draw:line>
        <draw:path draw:style-name="gr1" draw:text-style-name="P1" draw:layer="layout" svg:width="0.999cm" svg:height="0.999cm" svg:x="9.15cm" svg:y="5.15cm" svg:viewBox="0 0 1000 1000" svg:d="M0 0c1000 0 1000 1000 1000 1000">
          <text:p/>
        </draw:path>
        <draw:path draw:style-name="gr1" draw:text-style-name="P1" draw:layer="layout" svg:width="0.999cm" svg:height="0.999cm" svg:x="10.25cm" svg:y="4.21cm" svg:viewBox="0 0 1000 1000" svg:d="M0 0c1000 0 1000 1000 1000 1000">
          <text:p/>
        </draw:path>
        <draw:line draw:style-name="gr1" draw:text-style-name="P1" draw:layer="layout" svg:x1="11.25cm" svg:y1="8.9cm" svg:x2="11.25cm" svg:y2="5.21cm">
          <text:p/>
        </draw:line>
        <draw:line draw:style-name="gr1" draw:text-style-name="P1" draw:layer="layout" svg:x1="10.15cm" svg:y1="8.91cm" svg:x2="10.15cm" svg:y2="6.15cm">
          <text:p/>
        </draw:line>
        <draw:custom-shape draw:style-name="gr2" draw:text-style-name="P1" draw:layer="layout" svg:width="1.7cm" svg:height="0.85cm" svg:x="9.85cm" svg:y="8.91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" draw:text-style-name="P1" draw:layer="layout" svg:width="0.999cm" svg:height="0.999cm" svg:x="12.4cm" svg:y="4.21cm" svg:viewBox="0 0 1000 1000" svg:d="M0 0c1000 0 1000 1000 1000 1000">
          <text:p/>
        </draw:path>
        <draw:path draw:style-name="gr1" draw:text-style-name="P1" draw:layer="layout" svg:width="0.999cm" svg:height="0.999cm" svg:x="13.5cm" svg:y="3.26cm" svg:viewBox="0 0 1000 1000" svg:d="M0 0c1000 0 1000 1000 1000 1000">
          <text:p/>
        </draw:path>
        <draw:line draw:style-name="gr1" draw:text-style-name="P1" draw:layer="layout" svg:x1="14.5cm" svg:y1="8.85cm" svg:x2="14.5cm" svg:y2="4.25cm">
          <text:p/>
        </draw:line>
        <draw:line draw:style-name="gr1" draw:text-style-name="P1" draw:layer="layout" svg:x1="13.4cm" svg:y1="8.85cm" svg:x2="13.4cm" svg:y2="5.21cm">
          <text:p/>
        </draw:line>
        <draw:custom-shape draw:style-name="gr3" draw:text-style-name="P1" draw:layer="layout" svg:width="1.7cm" svg:height="0.85cm" svg:x="13.1cm" svg:y="8.86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" draw:text-style-name="P1" draw:layer="layout" svg:x1="2cm" svg:y1="3.26cm" svg:x2="15.7cm" svg:y2="3.26cm">
          <text:p/>
        </draw:line>
        <draw:custom-shape draw:style-name="gr4" draw:text-style-name="P1" draw:layer="layout" svg:width="3.3cm" svg:height="1.65cm" draw:transform="rotate (1.5707963267949) translate (15.7cm 3.56cm)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2.245cm" svg:height="0.555cm" draw:transform="rotate (1.5702727280193) translate (0.843cm 3.889cm)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2.553cm" svg:height="0.555cm" svg:x="12.697cm" svg:y="1.60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2.272cm" svg:height="0.555cm" svg:x="12.828cm" svg:y="9.90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3" draw:layer="layout" svg:width="3.194cm" svg:height="0.882cm" svg:x="1.9cm" svg:y="3.36cm">
          <draw:text-box>
            <text:p><text:span text:style-name="T1">Reibung</text:span></text:p>
          </draw:text-box>
        </draw:frame>
        <draw:frame draw:style-name="gr7" draw:text-style-name="P3" draw:layer="layout" svg:width="5.908cm" svg:height="0.882cm" svg:x="1.85cm" svg:y="4.268cm">
          <draw:text-box>
            <text:p><text:span text:style-name="T1">Ankerwicklung</text:span></text:p>
          </draw:text-box>
        </draw:frame>
        <draw:line draw:style-name="gr1" draw:text-style-name="P1" draw:layer="layout" svg:x1="0.6cm" svg:y1="6.05cm" svg:x2="7cm" svg:y2="6.05cm">
          <text:p/>
        </draw:line>
        <draw:line draw:style-name="gr1" draw:text-style-name="P1" draw:layer="layout" svg:x1="0.45cm" svg:y1="5.15cm" svg:x2="9.15cm" svg:y2="5.15cm">
          <text:p/>
        </draw:line>
        <draw:line draw:style-name="gr1" draw:text-style-name="P1" draw:layer="layout" svg:x1="0.65cm" svg:y1="7cm" svg:x2="5.9cm" svg:y2="7cm">
          <text:p/>
        </draw:line>
        <draw:path draw:style-name="gr1" draw:text-style-name="P1" draw:layer="layout" svg:width="0.999cm" svg:height="0.999cm" svg:x="5.9cm" svg:y="7cm" svg:viewBox="0 0 1000 1000" svg:d="M0 0c1000 0 1000 1000 1000 1000">
          <text:p/>
        </draw:path>
        <draw:path draw:style-name="gr1" draw:text-style-name="P1" draw:layer="layout" svg:width="0.999cm" svg:height="0.999cm" svg:x="7cm" svg:y="6.05cm" svg:viewBox="0 0 1000 1000" svg:d="M0 0c1000 0 1000 1000 1000 1000">
          <text:p/>
        </draw:path>
        <draw:line draw:style-name="gr1" draw:text-style-name="P1" draw:layer="layout" svg:x1="8cm" svg:y1="8.85cm" svg:x2="8cm" svg:y2="7.05cm">
          <text:p/>
        </draw:line>
        <draw:line draw:style-name="gr1" draw:text-style-name="P1" draw:layer="layout" svg:x1="6.9cm" svg:y1="8.85cm" svg:x2="6.9cm" svg:y2="8cm">
          <text:p/>
        </draw:line>
        <draw:custom-shape draw:style-name="gr3" draw:text-style-name="P1" draw:layer="layout" svg:width="1.7cm" svg:height="0.85cm" svg:x="6.55cm" svg:y="8.85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5.955cm" svg:height="0.882cm" svg:x="0.45cm" svg:y="6.068cm">
          <draw:text-box>
            <text:p><text:span text:style-name="T1">Erregerwicklung</text:span></text:p>
          </draw:text-box>
        </draw:frame>
        <draw:frame draw:style-name="gr5" draw:text-style-name="P2" draw:layer="layout" svg:width="2.248cm" svg:height="0.555cm" svg:x="6.252cm" svg:y="9.89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9" draw:text-style-name="P1" draw:layer="layout" svg:width="8.25cm" svg:height="5.05cm" svg:x="0.45cm" svg:y="5.7cm">
          <text:p/>
          <draw:enhanced-geometry svg:viewBox="0 0 21600 21600" draw:path-stretchpoint-x="10800" draw:path-stretchpoint-y="10800" draw:text-areas="?f3 ?f4 ?f5 ?f6" draw:type="round-rectangle" draw:modifiers="1245.91424726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5.908cm" svg:height="1.369cm" svg:x="0.442cm" svg:y="9.4cm">
          <draw:text-box>
            <text:p><text:span text:style-name="T2">Nur für</text:span></text:p>
            <text:p><text:span text:style-name="T2">Fremderregung</text:span></text:p>
          </draw:text-box>
        </draw:frame>
        <draw:frame draw:style-name="gr5" draw:text-style-name="P2" draw:layer="layout" svg:width="3.331cm" svg:height="1.202cm" svg:x="9.019cm" svg:y="9.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56:06.960230142</meta:creation-date>
    <dc:date>2017-02-19T15:25:52.687817354</dc:date>
    <meta:editing-duration>PT54M47S</meta:editing-duration>
    <meta:editing-cycles>21</meta:editing-cycles>
    <meta:generator>LibreOffice/5.3.0.3$Linux_X86_64 LibreOffice_project/30m0$Build-3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row>
        <msub>
          <mi>P</mi>
          <mi>a</mi>
        </msub>
        <mo stretchy="false">=</mo>
        <msub>
          <mi>U</mi>
          <mi>a</mi>
        </msub>
      </mrow>
      <mspace width="2em"/>
      <msub>
        <mi>I</mi>
        <mi>a</mi>
      </msub>
    </mrow>
    <annotation encoding="StarMath 5.0">P_a = U_a ~ I_a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mech</mi>
        </msub>
        <mo stretchy="false">=</mo>
        <mi>M</mi>
      </mrow>
      <mspace width="0.5em"/>
      <mi mathvariant="normal">Ω</mi>
    </mrow>
    <annotation encoding="StarMath 5.0">P_mech = M ` %OMEGA</annotation>
  </semantics>
</math>
</file>

<file path=Object 3/content.xml><?xml version="1.0" encoding="utf-8"?>
<math xmlns="http://www.w3.org/1998/Math/MathML" display="block">
  <semantics>
    <mrow>
      <mrow>
        <msub>
          <mi>P</mi>
          <mi>e</mi>
        </msub>
        <mo stretchy="false">=</mo>
        <msub>
          <mi>U</mi>
          <mi>e</mi>
        </msub>
      </mrow>
      <mspace width="2em"/>
      <msub>
        <mi>I</mi>
        <mi>e</mi>
      </msub>
    </mrow>
    <annotation encoding="StarMath 5.0">P_e = U_e ~ I_e</annotation>
  </semantics>
</math>
</file>

<file path=Object 4/content.xml><?xml version="1.0" encoding="utf-8"?>
<math xmlns="http://www.w3.org/1998/Math/MathML" display="block">
  <semantics>
    <mrow>
      <mrow>
        <msub>
          <mi>P</mi>
          <mi>R</mi>
        </msub>
        <mo stretchy="false">=</mo>
        <msub>
          <mi>M</mi>
          <mi>R</mi>
        </msub>
      </mrow>
      <mspace width="0.5em"/>
      <mi mathvariant="normal">Ω</mi>
    </mrow>
    <annotation encoding="StarMath 5.0">P_R = M_R ` %OMEGA</annotation>
  </semantics>
</math>
</file>

<file path=Object 6/content.xml><?xml version="1.0" encoding="utf-8"?>
<math xmlns="http://www.w3.org/1998/Math/MathML" display="block">
  <semantics>
    <mtable>
      <mtr>
        <mtd columnalign="right">
          <msub>
            <mi>P</mi>
            <mi mathvariant="italic">Cua</mi>
          </msub>
        </mtd>
        <mtd>
          <mrow>
            <mrow/>
            <mo stretchy="false">=</mo>
            <mrow/>
          </mrow>
        </mtd>
        <mtd columnalign="left">
          <mrow>
            <msub>
              <mi>R</mi>
              <mi>a</mi>
            </msub>
            <mspace width="2em"/>
            <msubsup>
              <mi>I</mi>
              <mi>a</mi>
              <mn>2</mn>
            </msubsup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i>s</mi>
            <mspace width="2em"/>
            <msub>
              <mi>P</mi>
              <mi>a</mi>
            </msub>
          </mrow>
        </mtd>
      </mtr>
    </mtable>
    <annotation encoding="StarMath 5.0">matrix{
   alignr P_Cua # {}={} # alignl R_a ~ I_a^2 ##
   {} # {}={} # alignl s ~ P_a
}
</annotation>
  </semantics>
</math>
</file>